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99ccff" draw:textarea-horizontal-align="justify" draw:textarea-vertical-align="middle" draw:auto-grow-height="false"/>
    </style:style>
    <style:style style:name="gr2" style:family="graphic" style:parent-style-name="standard">
      <style:graphic-properties draw:stroke="dash" draw:stroke-dash="Fine_20_Dashed_20__28_var_29_" draw:fill="solid" draw:fill-color="#9966cc" draw:opacity="50%" draw:textarea-horizontal-align="justify" draw:textarea-vertical-align="middle" draw:auto-grow-height="false" draw:shadow-opacity="50%"/>
    </style:style>
    <style:style style:name="gr3" style:family="graphic" style:parent-style-name="standard">
      <style:graphic-properties draw:stroke="none" draw:fill-color="#ff00ff" draw:textarea-horizontal-align="justify" draw:textarea-vertical-align="middle" draw:auto-grow-height="false"/>
    </style:style>
    <style:style style:name="gr4" style:family="graphic" style:parent-style-name="standard">
      <style:graphic-properties draw:stroke="none" draw:fill="solid" draw:fill-color="#ffcc99" draw:textarea-horizontal-align="justify" draw:textarea-vertical-align="middle" draw:auto-grow-height="false"/>
    </style:style>
    <style:style style:name="gr5" style:family="graphic" style:parent-style-name="standard">
      <style:graphic-properties draw:stroke="dash" draw:stroke-dash="Fine_20_Dashed_20__28_var_29_" draw:fill="solid" draw:fill-color="#9966cc" draw:opacity="60%" draw:textarea-horizontal-align="justify" draw:textarea-vertical-align="middle" draw:auto-grow-height="false" draw:shadow-opacity="60%"/>
    </style:style>
    <style:style style:name="gr6" style:family="graphic" style:parent-style-name="standard">
      <style:graphic-properties draw:stroke="solid" draw:stroke-dash="_32__20_Dots_20_1_20_Dash" svg:stroke-width="0.051cm" svg:stroke-color="#00ff00" draw:marker-start-width="0.276cm" draw:marker-end-width="0.276cm" draw:fill="hatch" draw:fill-hatch-name="Black_20_90_20_Degrees" draw:fill-hatch-solid="false" draw:fill-image-width="0cm" draw:fill-image-height="0cm" draw:textarea-horizontal-align="center" draw:textarea-vertical-align="middle" fo:padding-top="0.15cm" fo:padding-bottom="0.15cm" fo:padding-left="0.275cm" fo:padding-right="0.275cm"/>
    </style:style>
    <style:style style:name="gr7" style:family="graphic" style:parent-style-name="standard">
      <style:graphic-properties draw:stroke="solid" draw:stroke-dash="_32__20_Dots_20_1_20_Dash" svg:stroke-width="0.051cm" svg:stroke-color="#579d1c" draw:marker-start-width="0.276cm" draw:marker-end-width="0.276cm" draw:fill="hatch" draw:fill-hatch-name="Black_20_90_20_Degrees" draw:fill-hatch-solid="false" draw:fill-image-width="0cm" draw:fill-image-height="0cm" draw:textarea-horizontal-align="center" draw:textarea-vertical-align="middle" fo:padding-top="0.15cm" fo:padding-bottom="0.15cm" fo:padding-left="0.275cm" fo:padding-right="0.275cm"/>
    </style:style>
    <style:style style:name="gr8" style:family="graphic" style:parent-style-name="standard">
      <style:graphic-properties draw:fill-color="#ffff00" draw:textarea-horizontal-align="justify" draw:textarea-vertical-align="middle" draw:auto-grow-height="false"/>
    </style:style>
    <style:style style:name="gr9" style:family="graphic" style:parent-style-name="standard">
      <style:graphic-properties draw:stroke="solid" draw:stroke-dash="_32__20_Dots_20_1_20_Dash" svg:stroke-width="0.051cm" svg:stroke-color="#999999" draw:marker-start-width="0.276cm" draw:marker-end-width="0.276cm" draw:fill="hatch" draw:fill-hatch-name="Black_20_90_20_Degrees" draw:fill-hatch-solid="false" draw:fill-image-width="0cm" draw:fill-image-height="0cm" draw:textarea-horizontal-align="center" draw:textarea-vertical-align="middle" fo:padding-top="0.15cm" fo:padding-bottom="0.15cm" fo:padding-left="0.275cm" fo:padding-right="0.275cm"/>
    </style:style>
    <style:style style:name="gr10" style:family="graphic" style:parent-style-name="standard">
      <style:graphic-properties draw:stroke="solid" draw:stroke-dash="_32__20_Dots_20_1_20_Dash" svg:stroke-width="0.051cm" draw:marker-start-width="0.276cm" draw:marker-end-width="0.276cm" draw:fill="hatch" draw:fill-hatch-name="Black_20_90_20_Degrees" draw:fill-hatch-solid="false" draw:fill-image-width="0cm" draw:fill-image-height="0cm" draw:textarea-horizontal-align="center" draw:textarea-vertical-align="middle" fo:padding-top="0.15cm" fo:padding-bottom="0.15cm" fo:padding-left="0.275cm" fo:padding-right="0.275cm"/>
    </style:style>
    <style:style style:name="gr11" style:family="graphic" style:parent-style-name="standard">
      <style:graphic-properties draw:stroke="solid" draw:stroke-dash="_32__20_Dots_20_1_20_Dash" svg:stroke-color="#000000" draw:fill="solid" draw:fill-color="#b3b3b3" draw:fill-hatch-name="Black_20_90_20_Degrees" draw:fill-hatch-solid="false" draw:fill-image-width="0cm" draw:fill-image-height="0cm" draw:textarea-horizontal-align="justify" draw:textarea-vertical-align="middle" draw:auto-grow-height="false" fo:min-height="0cm" fo:min-width="0cm"/>
    </style:style>
    <style:style style:name="gr12" style:family="graphic" style:parent-style-name="standard">
      <style:graphic-properties draw:stroke="solid" draw:stroke-dash="_32__20_Dots_20_1_20_Dash" draw:fill="solid" draw:fill-color="#e6e6e6" draw:fill-hatch-name="Black_20_90_20_Degrees" draw:fill-hatch-solid="false" draw:fill-image-width="0cm" draw:fill-image-height="0cm" draw:textarea-horizontal-align="justify" draw:textarea-vertical-align="middle" draw:auto-grow-height="false" fo:min-height="0cm" fo:min-width="0cm" fo:wrap-option="no-wrap"/>
    </style:style>
    <style:style style:name="gr13" style:family="graphic" style:parent-style-name="standard">
      <style:graphic-properties draw:stroke="solid" draw:stroke-dash="_32__20_Dots_20_1_20_Dash" draw:fill="solid" draw:fill-color="#0099ff" draw:fill-hatch-name="Black_20_90_20_Degrees" draw:fill-hatch-solid="false" draw:fill-image-width="0cm" draw:fill-image-height="0cm" draw:textarea-horizontal-align="justify" draw:textarea-vertical-align="middle" draw:auto-grow-height="false" fo:min-height="0cm" fo:min-width="0cm" fo:wrap-option="no-wrap"/>
    </style:style>
    <style:style style:name="gr14" style:family="graphic" style:parent-style-name="measure" style:list-style-name="L1">
      <style:graphic-properties draw:fill-hatch-solid="false" draw:fill-image-width="0cm" draw:fill-image-height="0cm" draw:textarea-horizontal-align="center" draw:textarea-vertical-align="middle" draw:line-distance="1.197cm"/>
    </style:style>
    <style:style style:name="gr15" style:family="graphic" style:parent-style-name="measure" style:list-style-name="L1">
      <style:graphic-properties draw:fill-hatch-solid="false" draw:fill-image-width="0cm" draw:fill-image-height="0cm" draw:textarea-horizontal-align="center" draw:textarea-vertical-align="middle" draw:line-distance="0.827cm" draw:placing="below"/>
    </style:style>
    <style:style style:name="gr16" style:family="graphic" style:parent-style-name="measure">
      <style:graphic-properties draw:fill-hatch-solid="false" draw:fill-image-width="0cm" draw:fill-image-height="0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8pt" style:font-size-asian="8pt" style:font-size-complex="8pt"/>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905cm" svg:height="1.524cm" svg:x="3.336cm" svg:y="7.31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3.487cm" svg:y="7.44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3.971cm" svg:y="7.7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 draw:text-style-name="P1" draw:layer="layout" svg:width="1.905cm" svg:height="1.524cm" svg:x="3.336cm" svg:y="5.79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3.487cm" svg:y="5.91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6" draw:id="id6" draw:layer="layout" svg:width="0.635cm" svg:height="0.635cm" svg:x="3.971cm" svg:y="6.2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1" draw:layer="layout" svg:width="1.905cm" svg:height="1.524cm" svg:x="1.917cm" svg:y="6.55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2.068cm" svg:y="6.67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7" draw:id="id7" draw:layer="layout" svg:width="0.635cm" svg:height="0.635cm" svg:x="2.552cm" svg:y="6.99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 draw:text-style-name="P1" draw:layer="layout" svg:width="1.905cm" svg:height="1.524cm" svg:x="1.917cm" svg:y="3.50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2.068cm" svg:y="3.6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2.552cm" svg:y="3.9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 draw:text-style-name="P1" draw:layer="layout" svg:width="1.905cm" svg:height="1.524cm" svg:x="4.758cm" svg:y="8.07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4.909cm" svg:y="8.20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13" draw:id="id13" draw:layer="layout" svg:width="0.635cm" svg:height="0.635cm" svg:x="5.393cm" svg:y="8.52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 draw:text-style-name="P1" draw:layer="layout" svg:width="1.905cm" svg:height="1.524cm" svg:x="3.336cm" svg:y="8.83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3.487cm" svg:y="8.96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3.971cm" svg:y="9.28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 draw:text-style-name="P1" draw:layer="layout" svg:width="1.905cm" svg:height="1.524cm" svg:x="4.758cm" svg:y="5.03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4.909cm" svg:y="5.15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5.393cm" svg:y="5.47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 draw:text-style-name="P1" draw:layer="layout" svg:width="1.905cm" svg:height="1.524cm" svg:x="3.336cm" svg:y="4.26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3.487cm" svg:y="4.3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3.971cm" svg:y="4.7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 draw:text-style-name="P1" draw:layer="layout" svg:width="1.905cm" svg:height="1.524cm" svg:x="1.917cm" svg:y="5.02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2.068cm" svg:y="5.15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2.552cm" svg:y="5.47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 draw:text-style-name="P1" draw:layer="layout" svg:width="1.905cm" svg:height="1.524cm" svg:x="1.917cm" svg:y="8.07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2.068cm" svg:y="8.20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2.552cm" svg:y="8.51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5" draw:text-style-name="P1" draw:layer="layout" svg:width="1.6cm" svg:height="1.27cm" svg:x="6.86cm" svg:y="8.36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1" draw:text-style-name="P1" draw:layer="layout" svg:width="1.905cm" svg:height="1.524cm" svg:x="6.177cm" svg:y="5.79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6.328cm" svg:y="5.91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6.812cm" svg:y="6.2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 draw:text-style-name="P1" draw:layer="layout" svg:width="1.905cm" svg:height="1.524cm" svg:x="6.177cm" svg:y="4.26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6.328cm" svg:y="4.3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5" draw:id="id5" draw:layer="layout" svg:width="0.635cm" svg:height="0.635cm" svg:x="6.812cm" svg:y="4.71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 draw:text-style-name="P1" draw:layer="layout" svg:width="1.905cm" svg:height="1.524cm" svg:x="7.599cm" svg:y="5.03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7.75cm" svg:y="5.15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8.234cm" svg:y="5.47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 draw:text-style-name="P1" draw:layer="layout" svg:width="1.905cm" svg:height="1.524cm" svg:x="9.002cm" svg:y="5.78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9.153cm" svg:y="5.90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3" draw:id="id3" draw:layer="layout" svg:width="0.635cm" svg:height="0.635cm" svg:x="9.637cm" svg:y="6.22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1" draw:layer="layout" svg:width="1.905cm" svg:height="1.524cm" svg:x="7.599cm" svg:y="6.55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7.75cm" svg:y="6.68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2" draw:id="id2" draw:layer="layout" svg:width="0.635cm" svg:height="0.635cm" svg:x="8.234cm" svg:y="6.99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 draw:text-style-name="P1" draw:layer="layout" svg:width="1.905cm" svg:height="1.524cm" svg:x="9.002cm" svg:y="4.25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9.153cm" svg:y="4.38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9.637cm" svg:y="4.70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 draw:text-style-name="P1" draw:layer="layout" svg:width="1.905cm" svg:height="1.524cm" svg:x="7.599cm" svg:y="3.50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7.75cm" svg:y="3.63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4" draw:id="id4" draw:layer="layout" svg:width="0.635cm" svg:height="0.635cm" svg:x="8.234cm" svg:y="3.9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 draw:text-style-name="P1" draw:layer="layout" svg:width="1.905cm" svg:height="1.524cm" svg:x="6.177cm" svg:y="2.74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6.328cm" svg:y="2.8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6.812cm" svg:y="3.18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 draw:text-style-name="P1" draw:layer="layout" svg:width="1.905cm" svg:height="1.524cm" svg:x="4.758cm" svg:y="3.50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4.909cm" svg:y="3.6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5.393cm" svg:y="3.9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 draw:text-style-name="P1" draw:layer="layout" svg:width="1.905cm" svg:height="1.524cm" svg:x="9.002cm" svg:y="2.73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9.153cm" svg:y="2.86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9.637cm" svg:y="3.17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onnector draw:style-name="gr6" draw:text-style-name="P1" draw:layer="layout" draw:type="line" svg:x1="7.838cm" svg:y1="8.934cm" svg:x2="8.552cm" svg:y2="7.634cm" draw:start-shape="id1" draw:start-glue-point="9" draw:end-shape="id2" draw:end-glue-point="8" svg:d="m7838 8934 714-1300">
          <text:p/>
        </draw:connector>
        <draw:connector draw:style-name="gr6" draw:text-style-name="P1" draw:layer="layout" draw:type="line" svg:x1="7.838cm" svg:y1="8.934cm" svg:x2="9.955cm" svg:y2="6.861cm" draw:start-shape="id1" draw:start-glue-point="9" draw:end-shape="id3" draw:end-glue-point="8" svg:d="m7838 8934 2117-2073">
          <text:p/>
        </draw:connector>
        <draw:connector draw:style-name="gr6" draw:text-style-name="P1" draw:layer="layout" draw:type="line" svg:x1="7.838cm" svg:y1="8.934cm" svg:x2="8.552cm" svg:y2="4.586cm" draw:start-shape="id1" draw:start-glue-point="9" draw:end-shape="id4" draw:end-glue-point="8" svg:d="m7838 8934 714-4348">
          <text:p/>
        </draw:connector>
        <draw:connector draw:style-name="gr6" draw:text-style-name="P1" draw:layer="layout" draw:type="line" svg:x1="7.838cm" svg:y1="8.934cm" svg:x2="7.13cm" svg:y2="5.346cm" draw:start-shape="id1" draw:start-glue-point="9" draw:end-shape="id5" draw:end-glue-point="8" svg:d="m7838 8934-708-3588">
          <text:p/>
        </draw:connector>
        <draw:connector draw:style-name="gr7" draw:text-style-name="P1" draw:layer="layout" draw:type="line" svg:x1="7.52cm" svg:y1="8.934cm" svg:x2="4.606cm" svg:y2="6.552cm" draw:start-shape="id1" draw:start-glue-point="5" draw:end-shape="id6" svg:d="m7520 8934-2914-2382">
          <text:p/>
        </draw:connector>
        <draw:connector draw:style-name="gr7" draw:text-style-name="P1" draw:layer="layout" draw:type="line" svg:x1="7.52cm" svg:y1="8.934cm" svg:x2="3.187cm" svg:y2="7.313cm" draw:start-shape="id1" draw:start-glue-point="5" draw:end-shape="id7" draw:end-glue-point="10" svg:d="m7520 8934-4333-1621">
          <text:p/>
        </draw:connector>
        <draw:custom-shape draw:style-name="gr5" draw:text-style-name="P1" draw:layer="layout" svg:width="1.6cm" svg:height="1.27cm" svg:x="12.465cm" svg:y="9.66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 draw:text-style-name="P1" draw:layer="layout" svg:width="1.6cm" svg:height="1.27cm" svg:x="6.442cm" svg:y="10.93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1" xml:id="id8" draw:id="id8" draw:layer="layout" svg:width="0.635cm" svg:height="0.635cm" svg:x="6.943cm" svg:y="11.1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1" draw:layer="layout" svg:width="1.6cm" svg:height="1.27cm" svg:x="9.857cm" svg:y="12.16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1" xml:id="id9" draw:id="id9" draw:layer="layout" svg:width="0.635cm" svg:height="0.635cm" svg:x="10.358cm" svg:y="12.42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9" draw:text-style-name="P1" draw:layer="layout" draw:type="line" svg:x1="7.578cm" svg:y1="11.825cm" svg:x2="10.358cm" svg:y2="12.74cm" draw:start-shape="id8" draw:start-glue-point="8" draw:end-shape="id9" draw:end-glue-point="3" svg:d="m7578 11825 2780 915">
          <text:p/>
        </draw:connector>
        <draw:connector draw:style-name="gr9" draw:text-style-name="P1" draw:layer="layout" draw:type="line" svg:x1="7.996cm" svg:y1="9.251cm" svg:x2="13.125cm" svg:y2="10.239cm" draw:start-shape="id1" draw:start-glue-point="8" draw:end-shape="id10" draw:end-glue-point="5" svg:d="m7996 9251 5129 988">
          <text:p/>
        </draw:connector>
        <draw:connector draw:style-name="gr10" draw:text-style-name="P1" draw:layer="layout" draw:type="line" svg:x1="10.835cm" svg:y1="12.741cm" svg:x2="12.966cm" svg:y2="10.556cm" draw:start-shape="id9" draw:start-glue-point="9" draw:end-shape="id10" draw:end-glue-point="6" svg:d="m10835 12741 2131-2185">
          <text:p/>
        </draw:connector>
        <draw:custom-shape draw:style-name="gr4" draw:text-style-name="P1" draw:layer="layout" svg:width="1.905cm" svg:height="1.524cm" svg:x="10.166cm" svg:y="13.87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10.317cm" svg:y="14.00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11" draw:id="id11" draw:layer="layout" svg:width="0.635cm" svg:height="0.635cm" svg:x="10.801cm" svg:y="14.3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4" draw:text-style-name="P1" draw:layer="layout" svg:width="1.905cm" svg:height="1.524cm" svg:x="11.602cm" svg:y="13.10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11.753cm" svg:y="13.2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draw:layer="layout" svg:width="0.635cm" svg:height="0.635cm" svg:x="12.237cm" svg:y="13.54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onnector draw:style-name="gr7" draw:text-style-name="P1" draw:layer="layout" draw:type="line" svg:x1="10.676cm" svg:y1="13.058cm" svg:x2="10.894cm" svg:y2="14.413cm" draw:start-shape="id9" draw:start-glue-point="7" draw:end-shape="id11" draw:end-glue-point="5" svg:d="m10676 13058 218 1355">
          <text:p/>
        </draw:connector>
        <draw:custom-shape draw:style-name="gr11" draw:text-style-name="P1" draw:layer="layout" svg:width="0.733cm" svg:height="0.733cm" svg:x="13.419cm" svg:y="10.416cm">
          <text:p/>
          <draw:enhanced-geometry svg:viewBox="0 0 21600 21600" draw:type="rectangle" draw:enhanced-path="M 0 0 L 21600 0 21600 21600 0 21600 0 0 Z N"/>
        </draw:custom-shape>
        <draw:custom-shape draw:style-name="gr8" draw:text-style-name="P1" xml:id="id10" draw:id="id10" draw:layer="layout" svg:width="0.635cm" svg:height="0.635cm" svg:x="12.966cm" svg:y="9.92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1" draw:layer="layout" svg:width="0.733cm" svg:height="0.733cm" svg:x="6.949cm" svg:y="9.077cm">
          <text:p/>
          <draw:enhanced-geometry svg:viewBox="0 0 21600 21600" draw:type="rectangle" draw:enhanced-path="M 0 0 L 21600 0 21600 21600 0 21600 0 0 Z N"/>
        </draw:custom-shape>
        <draw:custom-shape draw:style-name="gr8" draw:text-style-name="P1" xml:id="id1" draw:id="id1" draw:layer="layout" svg:width="0.635cm" svg:height="0.635cm" svg:x="7.361cm" svg:y="8.61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1.905cm" svg:height="1.524cm" svg:x="4.337cm" svg:y="13.11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draw:layer="layout" svg:width="1.6cm" svg:height="1.27cm" svg:x="4.488cm" svg:y="13.24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2" draw:text-style-name="P2" draw:layer="layout" svg:width="2.252cm" svg:height="0.563cm" svg:x="3.379cm" svg:y="11.925cm">
          <text:p text:style-name="P1"><text:span text:style-name="T1">Mesh Channel</text:span></text:p>
          <draw:enhanced-geometry svg:viewBox="0 0 21600 21600" draw:text-areas="800 800 20800 20800" draw:type="round-rectangular-callout" draw:modifiers="21590.4127829561 47948.93617021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2" draw:layer="layout" svg:width="2.252cm" svg:height="0.563cm" svg:x="6.257cm" svg:y="12.875cm">
          <text:p text:style-name="P1"><text:span text:style-name="T1">Access Channel</text:span></text:p>
          <draw:enhanced-geometry svg:viewBox="0 0 21600 21600" draw:text-areas="800 800 20800 20800" draw:type="round-rectangular-callout" draw:modifiers="-6174.16777629827 25927.65957446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 draw:layer="layout" svg:width="0.733cm" svg:height="0.733cm" svg:x="5.261cm" svg:y="14.005cm">
          <text:p/>
          <draw:enhanced-geometry svg:viewBox="0 0 21600 21600" draw:type="rectangle" draw:enhanced-path="M 0 0 L 21600 0 21600 21600 0 21600 0 0 Z N"/>
        </draw:custom-shape>
        <draw:custom-shape draw:style-name="gr3" draw:text-style-name="P1" xml:id="id12" draw:id="id12" draw:layer="layout" svg:width="0.635cm" svg:height="0.635cm" svg:x="4.972cm" svg:y="13.5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2" draw:layer="layout" svg:width="2.252cm" svg:height="0.563cm" svg:x="2.79cm" svg:y="15.182cm">
          <text:p text:style-name="P1"><text:span text:style-name="T1">Content Server</text:span></text:p>
          <draw:enhanced-geometry svg:viewBox="0 0 21600 21600" draw:text-areas="800 800 20800 20800" draw:type="round-rectangular-callout" draw:modifiers="25866.3115845539 -27497.87234042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0" draw:text-style-name="P1" draw:layer="layout" draw:type="line" svg:x1="4.972cm" svg:y1="13.877cm" svg:x2="2.565cm" svg:y2="12.972cm" draw:start-shape="id12" draw:start-glue-point="6" svg:d="m4972 13877-2407-905">
          <text:p/>
        </draw:connector>
        <draw:custom-shape draw:style-name="gr12" draw:text-style-name="P2" draw:layer="layout" svg:width="2.252cm" svg:height="0.563cm" svg:x="1.896cm" svg:y="13.95cm">
          <text:p text:style-name="P1"><text:span text:style-name="T1">5Ghz Link/Ch</text:span></text:p>
          <draw:enhanced-geometry svg:viewBox="0 0 21600 21600" draw:text-areas="800 800 20800 20800" draw:type="round-rectangular-callout" draw:modifiers="16959.7869507324 -20259.57446808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 draw:layer="layout" svg:width="1.189cm" svg:height="0.661cm" svg:x="5.426cm" svg:y="14.5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2" draw:layer="layout" svg:width="2.252cm" svg:height="0.563cm" svg:x="6.436cm" svg:y="15.317cm">
          <text:p text:style-name="P1"><text:span text:style-name="T1">Uplink</text:span></text:p>
          <draw:enhanced-geometry svg:viewBox="0 0 21600 21600" draw:text-areas="800 800 20800 20800" draw:type="round-rectangular-callout" draw:modifiers="-4371.77097203728 -12714.89361702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2" draw:layer="layout" svg:width="2.252cm" svg:height="0.563cm" svg:x="6.391cm" svg:y="13.787cm">
          <text:p text:style-name="P1"><text:span text:style-name="T1">Node Type</text:span></text:p>
          <draw:enhanced-geometry svg:viewBox="0 0 21600 21600" draw:text-areas="800 800 20800 20800" draw:mirror-vertical="false" draw:mirror-horizontal="false" draw:type="round-rectangular-callout" draw:modifiers="-9174.96671105193 -1455.319148936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measure draw:style-name="gr14" draw:text-style-name="P3" draw:layer="measurelines" svg:x1="7.124cm" svg:y1="3.53cm" svg:x2="7.544cm" svg:y2="2.762cm">
          <text:p text:style-name="P3"><text:measure text:kind="gap"/><text:a xlink:href=""/>50m</text:p>
        </draw:measure>
        <draw:measure draw:style-name="gr15" draw:text-style-name="P3" draw:layer="measurelines" svg:x1="10.631cm" svg:y1="13.083cm" svg:x2="10.899cm" svg:y2="14.288cm">
          <text:p text:style-name="P3">0-2km</text:p>
        </draw:measure>
        <draw:connector draw:style-name="gr10" draw:text-style-name="P1" draw:layer="layout" draw:type="line" svg:x1="7.261cm" svg:y1="11.19cm" svg:x2="7.679cm" svg:y2="9.251cm" draw:start-shape="id8" draw:start-glue-point="4" draw:end-shape="id1" draw:end-glue-point="7" svg:d="m7261 11190 418-1939">
          <text:p/>
        </draw:connector>
        <draw:custom-shape draw:style-name="gr13" draw:text-style-name="P1" draw:layer="layout" svg:width="1.189cm" svg:height="0.661cm" svg:x="13.579cm" svg:y="10.8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1" draw:layer="layout" draw:type="line" svg:x1="7.52cm" svg:y1="8.934cm" svg:x2="5.935cm" svg:y2="9.065cm" draw:start-shape="id1" draw:start-glue-point="5" draw:end-shape="id13" draw:end-glue-point="9" svg:d="m7520 8934-1585 131">
          <text:p/>
        </draw:connector>
        <draw:measure draw:style-name="gr16" draw:text-style-name="P1" draw:layer="measurelines" svg:x1="8.108cm" svg:y1="9.132cm" svg:x2="12.88cm" svg:y2="10.133cm">
          <text:p text:style-name="P3">1-10km</text:p>
        </draw:measur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Black_20_90_20_Degrees" draw:display-name="Black 90 Degrees" draw:style="single" draw:color="#000000" draw:distance="0.102cm" draw:rotation="90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100%"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Keith Berkoben</meta:initial-creator>
    <meta:creation-date>2011-07-21T09:55:55.03</meta:creation-date>
    <dc:date>2011-07-21T17:06:05.89</dc:date>
    <dc:creator>Keith Berkoben</dc:creator>
    <meta:editing-duration>PT4H52M54S</meta:editing-duration>
    <meta:editing-cycles>11</meta:editing-cycles>
    <meta:generator>OpenOffice.org/3.3$Win32 OpenOffice.org_project/330m20$Build-9567</meta:generator>
    <meta:document-statistic meta:object-count="115"/>
  </office:meta>
</office:document-meta>
</file>